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-scm.com/downloads/win" text:style-name="Internet_20_link" text:visited-style-name="Visited_20_Internet_20_Link">Git - Downloading Package</text:a> </text:p>
      <text:p text:style-name="Standard"/>
      <text:p text:style-name="Standard"><text:a xlink:type="simple" xlink:href="https://manuelcramos.github.io/portafolio/" text:style-name="Internet_20_link" text:visited-style-name="Visited_20_Internet_20_Link">Manuel C. Ramos Portafolio</text:a> <text:line-break/>https://manuelcramos.github.io/portafolio/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0T11:19:13.464000000</meta:creation-date>
    <dc:date>2025-05-20T11:20:08.840000000</dc:date>
    <meta:editing-duration>PT55S</meta:editing-duration>
    <meta:editing-cycles>1</meta:editing-cycles>
    <meta:document-statistic meta:table-count="0" meta:image-count="0" meta:object-count="0" meta:page-count="1" meta:paragraph-count="2" meta:word-count="9" meta:character-count="96" meta:non-whitespace-character-count="87"/>
    <meta:generator>LibreOffice/24.2.3.2$Windows_X86_64 LibreOffice_project/433d9c2ded56988e8a90e6b2e771ee4e6a5ab2ba</meta:generator>
  </office:meta>
</office:document-meta>
</file>